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90e0b" style:font-size-asian="16pt" style:font-size-complex="16pt"/>
    </style:style>
    <style:style style:name="P2" style:family="paragraph" style:parent-style-name="Text_20_body">
      <style:text-properties officeooo:rsid="00230fda" officeooo:paragraph-rsid="00390e0b"/>
    </style:style>
    <style:style style:name="P3" style:family="paragraph" style:parent-style-name="Text_20_body">
      <style:text-properties officeooo:rsid="0025fbca" officeooo:paragraph-rsid="00390e0b"/>
    </style:style>
    <style:style style:name="P4" style:family="paragraph" style:parent-style-name="Text_20_body">
      <style:text-properties officeooo:rsid="00390e0b" officeooo:paragraph-rsid="00390e0b"/>
    </style:style>
    <style:style style:name="P5" style:family="paragraph" style:parent-style-name="Text_20_body">
      <style:text-properties officeooo:rsid="00390e0b" officeooo:paragraph-rsid="003a450f"/>
    </style:style>
    <style:style style:name="P6" style:family="paragraph" style:parent-style-name="Heading_20_1" style:master-page-name="Right_20_Page">
      <style:paragraph-properties style:page-number="auto"/>
      <style:text-properties officeooo:rsid="00230fda" officeooo:paragraph-rsid="00390e0b"/>
    </style:style>
    <style:style style:name="P7" style:family="paragraph" style:parent-style-name="Heading_20_3">
      <style:text-properties officeooo:rsid="00230fda" officeooo:paragraph-rsid="00390e0b"/>
    </style:style>
    <style:style style:name="P8" style:family="paragraph" style:parent-style-name="Heading_20_3">
      <style:text-properties officeooo:paragraph-rsid="00390e0b"/>
    </style:style>
    <style:style style:name="P9" style:family="paragraph" style:parent-style-name="Heading_20_3">
      <style:paragraph-properties fo:break-before="page"/>
      <style:text-properties officeooo:rsid="00390e0b" officeooo:paragraph-rsid="00390e0b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390e0b"/>
    </style:style>
    <style:style style:name="T5" style:family="text">
      <style:text-properties officeooo:rsid="003a45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One Tin Soldier</text:h>
      <text:h text:style-name="Heading_20_2" text:outline-level="2">(<text:span text:style-name="T2">The Original Caste</text:span>)</text:h>
      <text:p text:style-name="Text_20_body">Time Signature: <text:span text:style-name="T1">4</text:span>/4 </text:p>
      <text:p text:style-name="Text_20_body">Chords: <text:span text:style-name="T2">Am, C, Em, F, G</text:span></text:p>
      <text:p text:style-name="Text_20_body">Tempo: <text:span text:style-name="T2">100</text:span> - 1<text:span text:style-name="T2">2</text:span>0 BPM</text:p>
      <text:p text:style-name="P1"/>
      <text:h text:style-name="P9" text:outline-level="3">[INTRO]</text:h>
      <text:p text:style-name="P4">C G Am Em F C F G</text:p>
      <text:h text:style-name="P7" text:outline-level="3">[VERSE 1]</text:h>
      <text:p text:style-name="P2">C <text:s text:c="14"/>G <text:s text:c="4"/></text:p>
      <text:p text:style-name="P2">Listen children to a story</text:p>
      <text:p text:style-name="P2"><text:span text:style-name="T3">Am</text:span> <text:s text:c="14"/>Em</text:p>
      <text:p text:style-name="P2">that was written long ago</text:p>
      <text:p text:style-name="P2">F <text:s text:c="14"/>C <text:s text:c="10"/></text:p>
      <text:p text:style-name="P2">'Bout a kingdom on a mountain, </text:p>
      <text:p text:style-name="P2">F <text:s text:c="13"/>G</text:p>
      <text:p text:style-name="P2">and the valley folk below</text:p>
      <text:p text:style-name="P2">C <text:s text:c="14"/>G <text:s text:c="13"/></text:p>
      <text:p text:style-name="P2">On the mountain was a treasure </text:p>
      <text:p text:style-name="P2">Am <text:s text:c="12"/>Em</text:p>
      <text:p text:style-name="P2">buried deep beneath a stone</text:p>
      <text:p text:style-name="P2">F <text:s text:c="13"/>C <text:s text:c="17"/></text:p>
      <text:p text:style-name="P2">And the valley people swore they'd </text:p>
      <text:p text:style-name="P2">F <text:s text:c="16"/><text:span text:style-name="T3">G</text:span> <text:s text:c="3"/>C</text:p>
      <text:p text:style-name="P2">have it for their very own.</text:p>
      <text:h text:style-name="P8" text:outline-level="3">[CHORUS]</text:h>
      <text:p text:style-name="P2">C <text:s text:c="21"/>Em <text:s text:c="2"/></text:p>
      <text:p text:style-name="P2">Go ahead and hate your neighbor, </text:p>
      <text:p text:style-name="P2">F <text:s text:c="19"/>G</text:p>
      <text:p text:style-name="P2">go ahead and cheat a friend</text:p>
      <text:p text:style-name="P2">C <text:s text:c="19"/>Em <text:s text:c="2"/></text:p>
      <text:p text:style-name="P2">Do it in the name of heaven, </text:p>
      <text:p text:style-name="P2"><text:s text:c="8"/>F <text:s text:c="16"/>G</text:p>
      <text:p text:style-name="P2">you can justify it in the end</text:p>
      <text:p text:style-name="P2">C <text:s text:c="26"/>Em <text:s text:c="2"/></text:p>
      <text:p text:style-name="P2">There won't be any trumpets blowing, </text:p>
      <text:p text:style-name="P2">F <text:s text:c="16"/>C <text:s text:c="5"/></text:p>
      <text:p text:style-name="P2">come the judgment day</text:p>
      <text:p text:style-name="P3">C <text:s text:c="27"/>F</text:p>
      <text:p text:style-name="P2">On the bloody morning after </text:p>
      <text:p text:style-name="P2">F <text:s text:c="14"/><text:span text:style-name="T3">G</text:span> <text:s text:c="4"/>C</text:p>
      <text:p text:style-name="P2">one tin soldier rides away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8" text:outline-level="3">[VERSE 2]</text:h>
      <text:p text:style-name="P2">C <text:s text:c="12"/>G <text:s text:c="10"/></text:p>
      <text:p text:style-name="P2">So the people of the valley </text:p>
      <text:p text:style-name="P2">Am <text:s text:c="12"/>Em</text:p>
      <text:p text:style-name="P2">sent a message up the hill</text:p>
      <text:p text:style-name="P2">F <text:s text:c="13"/>C <text:s text:c="14"/></text:p>
      <text:p text:style-name="P2">Asking for the buried treasure, </text:p>
      <text:p text:style-name="P2">F <text:s text:c="15"/>G</text:p>
      <text:p text:style-name="P2">tons of gold for which they'd kill</text:p>
      <text:p text:style-name="P2">C <text:s text:c="13"/>G <text:s text:c="12"/></text:p>
      <text:p text:style-name="P2">Came an answer from the kingdom: </text:p>
      <text:p text:style-name="P2">Am <text:s text:c="16"/><text:span text:style-name="T4">Em</text:span></text:p>
      <text:p text:style-name="P2">"With our brothers we will share</text:p>
      <text:p text:style-name="P2">F <text:s text:c="14"/>C <text:s text:c="15"/></text:p>
      <text:p text:style-name="P2">All the secrets of our mountain, </text:p>
      <text:p text:style-name="P2">F <text:s text:c="13"/><text:span text:style-name="T3">G <text:s text:c="2"/></text:span><text:s text:c="3"/>C</text:p>
      <text:p text:style-name="P2">all the riches buried there."</text:p>
      <text:h text:style-name="P8" text:outline-level="3">[BRIDGE]</text:h>
      <text:p text:style-name="P4">C <text:s/>C <text:s/>F <text:s/>C <text:s/>C <text:s/>G <text:s/><text:span text:style-name="T5">C</text:span></text:p>
      <text:h text:style-name="P8" text:outline-level="3">[CHORUS]</text:h>
      <text:p text:style-name="P2">C <text:s text:c="21"/>Em <text:s text:c="2"/></text:p>
      <text:p text:style-name="P2">Go ahead and hate your neighbor, </text:p>
      <text:p text:style-name="P2">F <text:s text:c="19"/>G</text:p>
      <text:p text:style-name="P2">go ahead and cheat a friend</text:p>
      <text:p text:style-name="P2">C <text:s text:c="19"/>Em <text:s text:c="2"/></text:p>
      <text:p text:style-name="P2">Do it in the name of heaven, </text:p>
      <text:p text:style-name="P2"><text:s text:c="8"/>F <text:s text:c="16"/>G</text:p>
      <text:p text:style-name="P2">you can justify it in the end</text:p>
      <text:p text:style-name="P2">C <text:s text:c="26"/>Em <text:s text:c="2"/></text:p>
      <text:p text:style-name="P2">There won't be any trumpets blowing, </text:p>
      <text:p text:style-name="P2">F <text:s text:c="16"/>C <text:s text:c="5"/></text:p>
      <text:p text:style-name="P2">come the judgment day</text:p>
      <text:p text:style-name="P3">C <text:s text:c="27"/>F</text:p>
      <text:p text:style-name="P2">On the bloody morning after </text:p>
      <text:p text:style-name="P2">F <text:s text:c="14"/><text:span text:style-name="T3">G</text:span> <text:s text:c="4"/>C</text:p>
      <text:p text:style-name="P2">one tin soldier rides away.</text:p>
      <text:p text:style-name="P2"/>
      <text:p text:style-name="P2"/>
      <text:p text:style-name="P2"/>
      <text:p text:style-name="P2"/>
      <text:p text:style-name="P2"/>
      <text:h text:style-name="P8" text:outline-level="3"><text:soft-page-break/>[VERSE 3]</text:h>
      <text:p text:style-name="P2">C <text:s text:c="13"/>G <text:s text:c="12"/></text:p>
      <text:p text:style-name="P2">Now the valley cried with anger, </text:p>
      <text:p text:style-name="P2">Am <text:s text:c="16"/>Em <text:s/></text:p>
      <text:p text:style-name="P2">mount your horses, draw your sword!</text:p>
      <text:p text:style-name="P2">F <text:s text:c="18"/>C <text:s text:c="11"/></text:p>
      <text:p text:style-name="P2">And they killed the mountain people, </text:p>
      <text:p text:style-name="P2">F <text:s text:c="20"/>G</text:p>
      <text:p text:style-name="P2">sure they’d won their just reward</text:p>
      <text:p text:style-name="P2">C <text:s text:c="15"/>G <text:s text:c="16"/></text:p>
      <text:p text:style-name="P2">Now they stood beside the treasure </text:p>
      <text:p text:style-name="P2">Am <text:s text:c="13"/>Em</text:p>
      <text:p text:style-name="P2">on the mountain dark and red</text:p>
      <text:p text:style-name="P2">F <text:s text:c="19"/>C</text:p>
      <text:p text:style-name="P2">Turned the stone and looked beneath it - </text:p>
      <text:p text:style-name="P2">F <text:s text:c="19"/><text:span text:style-name="T4">G</text:span> <text:s text:c="5"/>C</text:p>
      <text:p text:style-name="P2">"Peace on Earth" was all it said.</text:p>
      <text:h text:style-name="P8" text:outline-level="3">[BRIDGE]</text:h>
      <text:p text:style-name="P5">C <text:s/>C <text:s/>F <text:s/>C <text:s/>C <text:s/>G <text:s/><text:span text:style-name="T5">C</text:span></text:p>
      <text:h text:style-name="P8" text:outline-level="3">[CHORUS]</text:h>
      <text:p text:style-name="P2">C <text:s text:c="21"/>Em <text:s text:c="2"/></text:p>
      <text:p text:style-name="P2">Go ahead and hate your neighbor, </text:p>
      <text:p text:style-name="P2">F <text:s text:c="19"/>G</text:p>
      <text:p text:style-name="P2">go ahead and cheat a friend</text:p>
      <text:p text:style-name="P2">C <text:s text:c="19"/>Em <text:s text:c="2"/></text:p>
      <text:p text:style-name="P2">Do it in the name of heaven, </text:p>
      <text:p text:style-name="P2"><text:s text:c="8"/>F <text:s text:c="16"/>G</text:p>
      <text:p text:style-name="P2">you can justify it in the end</text:p>
      <text:p text:style-name="P2">C <text:s text:c="26"/>Em <text:s text:c="2"/></text:p>
      <text:p text:style-name="P2">There won't be any trumpets blowing, </text:p>
      <text:p text:style-name="P2">F <text:s text:c="16"/>C <text:s text:c="5"/></text:p>
      <text:p text:style-name="P2">come the judgment day</text:p>
      <text:p text:style-name="P3">C <text:s text:c="27"/>F</text:p>
      <text:p text:style-name="P2">On the bloody morning after </text:p>
      <text:p text:style-name="P2">F <text:s text:c="14"/><text:span text:style-name="T3">G</text:span> <text:s text:c="4"/>C</text:p>
      <text:p text:style-name="P2">one tin soldier rides away.</text:p>
      <text:h text:style-name="P8" text:outline-level="3">[<text:span text:style-name="T4">OUTRO</text:span>]</text:h>
      <text:p text:style-name="P5">C <text:s/>C <text:s/>F <text:s/>C <text:s/>C <text:s/>G <text:s/><text:span text:style-name="T5">C</text:span></text:p>
      <text:h text:style-name="P7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2M40S</meta:editing-duration>
    <meta:editing-cycles>41</meta:editing-cycles>
    <meta:generator>LibreOffice/4.3.3.2$Linux_X86_64 LibreOffice_project/430m0$Build-2</meta:generator>
    <dc:title>Lyrics + Chords</dc:title>
    <dc:date>2017-04-04T22:47:50.218013975</dc:date>
    <meta:print-date>2017-04-03T12:23:29.985893000</meta:print-date>
    <meta:document-statistic meta:table-count="0" meta:image-count="0" meta:object-count="0" meta:page-count="4" meta:paragraph-count="115" meta:word-count="444" meta:character-count="2938" meta:non-whitespace-character-count="150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